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couple Sensor v1.0”</text:p>
            <text:p text:style-name="P1">make.rrrf.org/tcs-1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4-08T19:14:58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70" meta:character-count="2190"/>
  </office:meta>
</office:document-meta>
</file>